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c838" officeooo:paragraph-rsid="0018c838"/>
    </style:style>
    <style:style style:name="P2" style:family="paragraph" style:parent-style-name="Heading_20_2">
      <style:text-properties officeooo:rsid="0018c838" officeooo:paragraph-rsid="0018c8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Tutorial 2 - P2P WiFi Groups w/ Automatic IP Address</text:h>
      <text:p text:style-name="P1"/>
      <text:p text:style-name="P1">Following tutorial was done with Raspbian 10 Buster and hostapd 2.7</text:p>
      <text:p text:style-name="P1"/>
      <text:p text:style-name="P1">Steps A2.1.x and A2.2.x are EXACT THE SAME AS THE TUTORIAL 1!</text:p>
      <text:p text:style-name="P1"/>
      <text:p text:style-name="P1">Step B2.3.x add the new instructions (Install DNSMASQ).</text:p>
      <text:p text:style-name="P1"/>
      <text:p text:style-name="P1">----------------------------------------------------------------------</text:p>
      <text:p text:style-name="P1">Recommendation:</text:p>
      <text:p text:style-name="P1">----------------------------------------------------------------------</text:p>
      <text:p text:style-name="P1">DO NOT use your main system disk (sdCard), instead, use a fresh system</text:p>
      <text:p text:style-name="P1">or some "learn/lab/test" system to makes theses tutorials/experiments.</text:p>
      <text:p text:style-name="P1">After completing all set of 3 tutorials you should be able to have</text:p>
      <text:p text:style-name="P1">a good basic understanding of the whole matter, and should be able</text:p>
      <text:p text:style-name="P1">to know the best way to use the knowledge...</text:p>
      <text:p text:style-name="P1"/>
      <text:p text:style-name="P1">Text Editor:</text:p>
      <text:p text:style-name="P1">Use the text editor of your preference, like</text:p>
      <text:p text:style-name="P1">Geany (GUI based) or Nano (terminal based), etc.</text:p>
      <text:p text:style-name="P1">----------------------------------------------------------------------</text:p>
      <text:p text:style-name="P1"/>
      <text:p text:style-name="P1"/>
      <text:p text:style-name="P1">----------------------------------------------------------------------</text:p>
      <text:h text:style-name="Heading_20_5" text:outline-level="5">A2.1.0 WiFi between 2 peers (or more) w/ automatic IP Address.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A2.1.1 Install hostapd software</text:h>
      <text:p text:style-name="P1">-----</text:p>
      <text:p text:style-name="Coding"><text:soft-page-break/><text:tab/>sudo apt install hostapd</text:p>
      <text:p text:style-name="P1"/>
      <text:p text:style-name="P1">Temporarilly shutdown hostapd service</text:p>
      <text:p text:style-name="P1"/>
      <text:p text:style-name="Coding"><text:tab/>sudo service hostapd stop</text:p>
      <text:p text:style-name="P1"/>
      <text:p text:style-name="P1">Unmask (unlock) hostapd service</text:p>
      <text:p text:style-name="P1"/>
      <text:p text:style-name="Coding"><text:tab/>sudo systemctl unmask hostapd.service</text:p>
      <text:p text:style-name="Coding"><text:tab/>sudo systemctl enable hostapd.service</text:p>
      <text:p text:style-name="P1"/>
      <text:p text:style-name="P1">-----</text:p>
      <text:h text:style-name="Heading_20_5" text:outline-level="5">A2.1.2 Create/Modify hostapd configuration file (/etc/hostapd/hostapd.conf)</text:h>
      <text:p text:style-name="P1">-----</text:p>
      <text:p text:style-name="Coding"><text:tab/>sudo <text:s/>nano <text:s/>/etc/hostapd/hostapd.conf</text:p>
      <text:p text:style-name="P1"/>
      <text:p text:style-name="P1">Copy and Paste the following text</text:p>
      <text:p text:style-name="P1"/>
      <text:p text:style-name="CoTexting">interface=wlan0</text:p>
      <text:p text:style-name="CoTexting">driver=nl80211</text:p>
      <text:p text:style-name="CoTexting">hw_mode=g</text:p>
      <text:p text:style-name="CoTexting">channel=6</text:p>
      <text:p text:style-name="CoTexting">wmm_enabled=0</text:p>
      <text:p text:style-name="CoTexting">macaddr_acl=0</text:p>
      <text:p text:style-name="CoTexting">auth_algs=1</text:p>
      <text:p text:style-name="CoTexting">ignore_broadcast_ssid=0</text:p>
      <text:p text:style-name="CoTexting">wpa=2</text:p>
      <text:p text:style-name="CoTexting">wpa_key_mgmt=WPA-PSK</text:p>
      <text:p text:style-name="CoTexting">wpa_pairwise=TKIP</text:p>
      <text:p text:style-name="CoTexting">rsn_pairwise=CCMP</text:p>
      <text:p text:style-name="CoTexting">ssid=YOUR-SSID</text:p>
      <text:p text:style-name="CoTexting">wpa_passphrase=YOUR-PASSPHRASE-PASSWORD</text:p>
      <text:p text:style-name="P1"/>
      <text:p text:style-name="P1"/>
      <text:p text:style-name="P1">-----</text:p>
      <text:h text:style-name="Heading_20_5" text:outline-level="5">A2.1.3 Edit the file /etc/hostapd, modify the variable "DAEMON_CONF".</text:h>
      <text:p text:style-name="P1">-----</text:p>
      <text:p text:style-name="P1">Find the line with "#DAEMON_CONF=", </text:p>
      <text:p text:style-name="P1">Remove any "#" sign at the beginning of the line, if it exist.</text:p>
      <text:p text:style-name="P1"><text:soft-page-break/>add the following value:</text:p>
      <text:p text:style-name="P1"/>
      <text:p text:style-name="CoTexting">DAEMON_CONF="/etc/hostapd/hostapd.conf"</text:p>
      <text:p text:style-name="P1"/>
      <text:p text:style-name="P1"/>
      <text:p text:style-name="P1">-----</text:p>
      <text:h text:style-name="Heading_20_5" text:outline-level="5">A2.1.4 Edit the file /etc/dhcpcd.conf, give the WIFI an static IP Address</text:h>
      <text:p text:style-name="P1">-----</text:p>
      <text:p text:style-name="P1"/>
      <text:p text:style-name="Coding"><text:tab/>sudo <text:s/>nano <text:s/>/etc/dhcpcd.conf</text:p>
      <text:p text:style-name="P1"/>
      <text:p text:style-name="P1">Add the following lines at the end of the file.</text:p>
      <text:p text:style-name="P1"/>
      <text:p text:style-name="CoTexting">interface wlan0</text:p>
      <text:p text:style-name="CoTexting">static ip_address=192.168.50.1/24</text:p>
      <text:p text:style-name="CoTexting">nohook wpa_supplicant</text:p>
      <text:p text:style-name="P1"/>
      <text:p text:style-name="P1"/>
      <text:p text:style-name="P1">-----</text:p>
      <text:h text:style-name="Heading_20_5" text:outline-level="5">A2.1.5 Start/Restart hostapd service</text:h>
      <text:p text:style-name="P1">-----</text:p>
      <text:p text:style-name="P1"/>
      <text:p text:style-name="Coding"><text:tab/>sudo service hostapd start</text:p>
      <text:p text:style-name="P1"/>
      <text:p text:style-name="P1"/>
      <text:p text:style-name="P1">-----</text:p>
      <text:h text:style-name="Heading_20_5" text:outline-level="5">A2.1.6 Reboot the system</text:h>
      <text:p text:style-name="P1">-----</text:p>
      <text:p text:style-name="P1"/>
      <text:p text:style-name="P1">Reboot the system, so that you can use the installed software. </text:p>
      <text:p text:style-name="P1"/>
      <text:p text:style-name="P1"/>
      <text:p text:style-name="P1"/>
      <text:p text:style-name="P1">----------------------------------------------------------------------</text:p>
      <text:h text:style-name="Heading_20_5" text:outline-level="5"><text:soft-page-break/>A2.2.0 Add Internet Routing to the peers.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A2.2.1 Edit /etc/sysctl.conf, allow IPv4 FORWARD</text:h>
      <text:p text:style-name="P1">-----</text:p>
      <text:p text:style-name="P1"/>
      <text:p text:style-name="P1">Find the line "#net.ipv4.ip_forward=1", then, remove the sharp (#) signal,</text:p>
      <text:p text:style-name="P1">at the start of the line. The sharp (#) signal means that this instruction</text:p>
      <text:p text:style-name="P1">is not active, the computer does not read lines starting with sharp (#)...</text:p>
      <text:p text:style-name="P1"/>
      <text:p text:style-name="P1">The line then becomes:</text:p>
      <text:p text:style-name="P1"/>
      <text:p text:style-name="CoTexting"><text:tab/>net.ipv4.ip_forward=1</text:p>
      <text:p text:style-name="P1"/>
      <text:p text:style-name="P1">This step will require a reboot.</text:p>
      <text:p text:style-name="P1">This step will require a reboot.</text:p>
      <text:p text:style-name="P1">The next time the system start it will be able to route traffic (forward)</text:p>
      <text:p text:style-name="P1">between peers and the Internet.</text:p>
      <text:p text:style-name="P1"/>
      <text:p text:style-name="P1"/>
      <text:p text:style-name="P1">-----</text:p>
      <text:h text:style-name="Heading_20_5" text:outline-level="5">A2.2.2 Run the following iptables command line instructions</text:h>
      <text:p text:style-name="P1">-----</text:p>
      <text:p text:style-name="P1"/>
      <text:p text:style-name="Coding"><text:tab/>sudo iptables -t nat -A POSTROUTING -o eth0 -j MASQUERADE</text:p>
      <text:p text:style-name="Coding"><text:tab/>sudo iptables -A FORWARD -m conntrack --ctstate RELATED,ESTABLISHED -j ACCEPT</text:p>
      <text:p text:style-name="Coding"><text:tab/>sudo iptables -A FORWARD -i wlan0 -o eth0 -j ACCEPT</text:p>
      <text:p text:style-name="P1"><text:tab/></text:p>
      <text:p text:style-name="P1">Change the "eth0" and "wlan0" and use the names of your actual interfaces.</text:p>
      <text:p text:style-name="P1">Use the command "ip a" to display the actual names of your interfaces.</text:p>
      <text:p text:style-name="P1"/>
      <text:p text:style-name="P1"><text:soft-page-break/>Every time the computer REBOOT, you will need to run these lines!</text:p>
      <text:p text:style-name="P1"/>
      <text:p text:style-name="P1"/>
      <text:p text:style-name="P1"/>
      <text:p text:style-name="P1">----------------------------------------------------------------------</text:p>
      <text:h text:style-name="Heading_20_5" text:outline-level="5">B2.3.0 Install DNSMASQ (DNS Forwarder and DHCP Server)</text:h>
      <text:p text:style-name="P1">----------------------------------------------------------------------</text:p>
      <text:p text:style-name="P1"/>
      <text:p text:style-name="P1">-----</text:p>
      <text:h text:style-name="Heading_20_5" text:outline-level="5">B2.3.1 Install dnsmasq software</text:h>
      <text:p text:style-name="P1">-----</text:p>
      <text:p text:style-name="P1"/>
      <text:p text:style-name="Coding"><text:tab/>sudo <text:s/>apt install dnsmasq</text:p>
      <text:p text:style-name="P1"/>
      <text:p text:style-name="P1">Temporary stop dnsmasq service</text:p>
      <text:p text:style-name="P1"/>
      <text:p text:style-name="Coding"><text:tab/>sudo <text:s/>service dnsmasq stop</text:p>
      <text:p text:style-name="P1"/>
      <text:p text:style-name="P1"><text:tab/></text:p>
      <text:p text:style-name="P1">-----</text:p>
      <text:h text:style-name="Heading_20_5" text:outline-level="5">B2.3.2 Edit /etc/dnsmasq.conf</text:h>
      <text:p text:style-name="P1">-----</text:p>
      <text:p text:style-name="P1"/>
      <text:p text:style-name="Coding"><text:tab/>sudo <text:s/>nano /etc/dnsmasq.conf</text:p>
      <text:p text:style-name="P1"><text:tab/></text:p>
      <text:p text:style-name="P1">Add following lines at top or end</text:p>
      <text:p text:style-name="P1"/>
      <text:p text:style-name="CoTexting">interface=wlan0</text:p>
      <text:p text:style-name="CoTexting">dhcp-range=192.168.50.50,192.168.50.100,255.255.255.0,24h<text:tab/></text:p>
      <text:p text:style-name="P1"/>
      <text:p text:style-name="P1"/>
      <text:p text:style-name="P1">-----</text:p>
      <text:p text:style-name="P1">B2.3.3 Restart/start dnsmasq service</text:p>
      <text:p text:style-name="P1"><text:soft-page-break/>-----</text:p>
      <text:p text:style-name="P1"/>
      <text:p text:style-name="Coding"><text:tab/>sudo <text:s/>service dnsmasq start</text:p>
      <text:p text:style-name="P1"/>
      <text:p text:style-name="P1"/>
      <text:p text:style-name="P1"/>
      <text:p text:style-name="P1">Congratulations,</text:p>
      <text:p text:style-name="P1">now you can connect peer-guests without the</text:p>
      <text:p text:style-name="P1">need of manual procedure to assign IP ADDRESS.</text:p>
      <text:p text:style-name="P1"/>
      <text:p text:style-name="P1">Just choose SSID and enter password/passphrase.</text:p>
      <text:p text:style-name="P1"/>
      <text:p text:style-name="P1"/>
      <text:p text:style-name="P1">About DNSMASQ</text:p>
      <text:p text:style-name="P1">The software dnsmasq provides 2 basic services: DHCP Server and DNS Forwarder.</text:p>
      <text:p text:style-name="P1">The DHCP is the portion that gives a new IP ADDRESS for every</text:p>
      <text:p text:style-name="P1">new peer-guest that connects to the network.</text:p>
      <text:p text:style-name="P1">The DNS Forwarder provider a forward function to the your internet provider</text:p>
      <text:p text:style-name="P1">dns server function (just a kind of linkage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ing" style:family="paragraph" style:parent-style-name="Salutation" style:master-page-name="">
      <loext:graphic-properties draw:fill="solid" draw:fill-color="#333333" draw:fill-image-width="0mm" draw:fill-image-height="0mm"/>
      <style:paragraph-properties fo:margin-top="0mm" fo:margin-bottom="0mm" loext:contextual-spacing="false" fo:line-height="100%" style:page-number="auto" fo:background-color="#333333" fo:padding="1.5mm" fo:border="0.06pt solid #333333" style:shadow="none" style:writing-mode="page" style:join-border="false">
        <style:tab-stops/>
      </style:paragraph-properties>
      <style:text-properties fo:color="#00cc00" style:font-name="DejaVu Sans Mono" fo:font-family="'DejaVu Sans Mono'" style:font-style-name="Book" style:font-pitch="fixed" fo:font-size="11pt" fo:letter-spacing="normal" officeooo:rsid="0009cbfd" style:letter-kerning="false" style:font-size-asian="10.5pt" style:text-scale="100%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MonoText" style:family="paragraph" style:parent-style-name="List_20_Contents" style:next-style-name="Standard">
      <style:paragraph-properties style:shadow="none" style:writing-mode="pag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Texting" style:family="paragraph" style:parent-style-name="Preformatted_20_Text">
      <style:paragraph-properties style:writing-mode="page"/>
      <style:text-properties fo:color="#660066" officeooo:rsid="0010646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23:18.705770927</meta:creation-date>
    <dc:date>2020-02-14T13:51:17.346603056</dc:date>
    <meta:editing-duration>PT3H1M59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6" meta:paragraph-count="127" meta:word-count="586" meta:character-count="4507" meta:non-whitespace-character-count="4017"/>
  </office:meta>
</office:document-meta>
</file>